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jhTAlib</text:p>
      <text:p text:style-name="Author">Joost Hoeks</text:p>
      <text:p text:style-name="Date">2020-12-28</text:p>
      <text:h text:style-name="Heading_20_1" text:outline-level="1">jhTAlib</text:h>
      <text:p text:style-name="First_20_paragraph">Technical Analysis Library Time-Series</text:p>
      <text:p text:style-name="Text_20_body">You can use and import it for your:</text:p>
      <text:list text:style-name="L1">
        <text:list-item>
          <text:p text:style-name="P1">Technical Analysis Software</text:p>
        </text:list-item>
        <text:list-item>
          <text:p text:style-name="P1">Charting Software</text:p>
        </text:list-item>
        <text:list-item>
          <text:p text:style-name="P1">Backtest Software</text:p>
        </text:list-item>
        <text:list-item>
          <text:p text:style-name="P1">Trading Robot Software</text:p>
        </text:list-item>
        <text:list-item>
          <text:p text:style-name="P1">Trading Software in general</text:p>
        </text:list-item>
      </text:list>
      <text:p text:style-name="First_20_paragraph">Work in progress...</text:p>
      <text:p text:style-name="Horizontal_20_Line"/>
      <text:h text:style-name="Heading_20_2" text:outline-level="2">Depends only on</text:h>
      <text:list text:style-name="L2">
        <text:list-item>
          <text:p text:style-name="P2"><text:a xlink:type="simple" xlink:href="https://docs.python.org/3/library/index.html" office:name=""><text:span text:style-name="Definition">The Python Standard Library</text:span></text:a></text:p>
        </text:list-item>
      </text:list>
      <text:p text:style-name="Horizontal_20_Line"/>
      <text:h text:style-name="Heading_20_2" text:outline-level="2">Install</text:h>
      <text:p text:style-name="First_20_paragraph">From <text:a xlink:type="simple" xlink:href="https://pypi.org/project/jhTAlib/" office:name=""><text:span text:style-name="Definition">PyPI</text:span></text:a>:</text:p>
      <text:p text:style-name="P3">$ [sudo] pip3 install jhtalib</text:p>
      <text:p text:style-name="First_20_paragraph">From <text:a xlink:type="simple" xlink:href="https://github.com/joosthoeks/jhTAlib" office:name=""><text:span text:style-name="Definition">source</text:span></text:a> - <text:a xlink:type="simple" xlink:href="https://gitlab.com/joosthoeks/jhtalib" office:name=""><text:span text:style-name="Definition">source mirror 1</text:span></text:a> - <text:a xlink:type="simple" xlink:href="https://bitbucket.org/joosthoeks/jhtalib" office:name=""><text:span text:style-name="Definition">source mirror 2</text:span></text:a>:</text:p>
      <text:p text:style-name="P4">$ git clone https://github.com/joosthoeks/jhTAlib.git</text:p>
      <text:p text:style-name="P5">$ cd jhTAlib</text:p>
      <text:p text:style-name="P6">$ [sudo] pip3 install -e .</text:p>
      <text:p text:style-name="Horizontal_20_Line"/>
      <text:h text:style-name="Heading_20_2" text:outline-level="2">Update</text:h>
      <text:p text:style-name="First_20_paragraph">From <text:a xlink:type="simple" xlink:href="https://pypi.org/project/jhTAlib/" office:name=""><text:span text:style-name="Definition">PyPI</text:span></text:a>:</text:p>
      <text:p text:style-name="P7">$ [sudo] pip3 install --upgrade jhtalib</text:p>
      <text:p text:style-name="First_20_paragraph">From <text:a xlink:type="simple" xlink:href="https://github.com/joosthoeks/jhTAlib" office:name=""><text:span text:style-name="Definition">source</text:span></text:a> - <text:a xlink:type="simple" xlink:href="https://gitlab.com/joosthoeks/jhtalib" office:name=""><text:span text:style-name="Definition">source mirror 1</text:span></text:a> - <text:a xlink:type="simple" xlink:href="https://bitbucket.org/joosthoeks/jhtalib" office:name=""><text:span text:style-name="Definition">source mirror 2</text:span></text:a>:</text:p>
      <text:p text:style-name="P8">$ cd jhTAlib</text:p>
      <text:p text:style-name="P9">$ git pull [upstream master]</text:p>
      <text:p text:style-name="Horizontal_20_Line"/>
      <text:h text:style-name="Heading_20_2" text:outline-level="2">In Docker</text:h>
      <text:p text:style-name="First_20_paragraph">From <text:a xlink:type="simple" xlink:href="https://hub.docker.com/r/joosthoeks/jhtalib" office:name=""><text:span text:style-name="Definition">DockerHub</text:span></text:a>:</text:p>
      <text:p text:style-name="P10">$ docker pull joosthoeks/jhtalib</text:p>
      <text:p text:style-name="P11">$ docker run -it joosthoeks/jhtalib /bin/bash</text:p>
      <text:p text:style-name="P12">/usr/src/app# python3</text:p>
      <text:p text:style-name="P13">&gt;&gt;&gt; import jhtalib as jhta</text:p>
      <text:p text:style-name="First_20_paragraph">From <text:a xlink:type="simple" xlink:href="https://github.com/joosthoeks/jhTAlib" office:name=""><text:span text:style-name="Definition">source</text:span></text:a> - <text:a xlink:type="simple" xlink:href="https://gitlab.com/joosthoeks/jhtalib" office:name=""><text:span text:style-name="Definition">source mirror 1</text:span></text:a> - <text:a xlink:type="simple" xlink:href="https://bitbucket.org/joosthoeks/jhtalib" office:name=""><text:span text:style-name="Definition">source mirror 2</text:span></text:a>:</text:p>
      <text:p text:style-name="P14">$ git clone https://github.com/joosthoeks/jhTAlib.git</text:p>
      <text:p text:style-name="P15">$ cd jhTAlib</text:p>
      <text:p text:style-name="P16">$ docker build -f Dockerfile -t jhtalib .</text:p>
      <text:p text:style-name="P17">$ docker run -it jhtalib /bin/bash</text:p>
      <text:p text:style-name="P18">/usr/src/app# python3</text:p>
      <text:p text:style-name="P19">&gt;&gt;&gt; import jhtalib as jhta</text:p>
      <text:p text:style-name="Horizontal_20_Line"/>
      <text:h text:style-name="Heading_20_2" text:outline-level="2">In Colab</text:h>
      <text:p text:style-name="First_20_paragraph">From <text:a xlink:type="simple" xlink:href="https://pypi.org/project/jhTAlib/" office:name=""><text:span text:style-name="Definition">PyPI</text:span></text:a>:</text:p>
      <text:p text:style-name="P20">!pip install --upgrade jhtalib</text:p>
      <text:p text:style-name="P21">import jhtalib as jhta</text:p>
      <text:p text:style-name="First_20_paragraph">From <text:a xlink:type="simple" xlink:href="https://github.com/joosthoeks/jhTAlib" office:name=""><text:span text:style-name="Definition">source</text:span></text:a> - <text:a xlink:type="simple" xlink:href="https://gitlab.com/joosthoeks/jhtalib" office:name=""><text:span text:style-name="Definition">source mirror 1</text:span></text:a> - <text:a xlink:type="simple" xlink:href="https://bitbucket.org/joosthoeks/jhtalib" office:name=""><text:span text:style-name="Definition">source mirror 2</text:span></text:a>:</text:p>
      <text:p text:style-name="P22">!git clone [-b branch-name] https://github.com/joosthoeks/jhTAlib.git</text:p>
      <text:p text:style-name="P23">%cd '/content/jhTAlib'</text:p>
      <text:p text:style-name="P24">import jhtalib as jhta</text:p>
      <text:p text:style-name="P25">%cd '/content'</text:p>
      <text:p text:style-name="P26">!rm -rf ./jhTAlib/</text:p>
      <text:p text:style-name="Horizontal_20_Line"/>
      <text:h text:style-name="Heading_20_2" text:outline-level="2">Basic Usage</text:h>
      <text:p text:style-name="P27">""""""</text:p>
      <text:p text:style-name="P28"># Import Built-Ins:</text:p>
      <text:p text:style-name="P29">from pprint import pprint as pp</text:p>
      <text:p text:style-name="P30"/>
      <text:p text:style-name="P31"># Import Third-Party:</text:p>
      <text:p text:style-name="P32"/>
      <text:p text:style-name="P33"># Import Homebrew:</text:p>
      <text:p text:style-name="P34">import jhtalib as jhta</text:p>
      <text:p text:style-name="P35"/>
      <text:p text:style-name="P36"/>
      <text:p text:style-name="P37"># df is DataFeed:</text:p>
      <text:p text:style-name="P38">df = {</text:p>
      <text:p text:style-name="P39"><text:s text:c="4"/>'datetime': ('20151217', '20151218', '20151221', '20151222', '20151223', '20151224', '20151228', '20151229', '20151230', '20151231'),</text:p>
      <text:p text:style-name="P40"><text:s text:c="4"/>'Open': (235.8, 232.3, 234.1, 232.2, 232.7, 235.4, 236.9, 234.85, 236.45, 235.0),</text:p>
      <text:p text:style-name="P41"><text:s text:c="4"/>'High': (238.05, 236.9, 237.3, 232.4, 235.2, 236.15, 236.9, 237.6, 238.3, 237.25),</text:p>
      <text:p text:style-name="P42"><text:s text:c="4"/>'Low': (234.55, 230.6, 230.2, 226.8, 231.5, 233.85, 233.05, 234.6, 234.55, 234.4),</text:p>
      <text:p text:style-name="P43"><text:s text:c="4"/>'Close': (234.6, 233.6, 230.2, 230.05, 234.15, 236.15, 233.25, 237.6, 235.75, 234.4),</text:p>
      <text:p text:style-name="P44"><text:s text:c="4"/>'Volume': (448294, 629039, 292528, 214170, 215545, 23548, 97574, 192908, 176839, 69347)</text:p>
      <text:p text:style-name="P45"><text:s text:c="5"/>}</text:p>
      <text:p text:style-name="P46"/>
      <text:p text:style-name="P47"># basic usage:</text:p>
      <text:p text:style-name="P48">#pp (df)</text:p>
      <text:p text:style-name="P49">pp (jhta.SMA(df, 10))</text:p>
      <text:p text:style-name="P50">#pp (jhta.BBANDS(df, 10))</text:p>
      <text:p text:style-name="Horizontal_20_Line"/>
      <text:h text:style-name="Heading_20_2" text:outline-level="2">Reference</text:h>
      <text:p text:style-name="P51">$ python3</text:p>
      <text:p text:style-name="P52">&gt;&gt;&gt; import jhtalib as jhta</text:p>
      <text:p text:style-name="P53">&gt;&gt;&gt; dir(jhta)</text:p>
      <text:p text:style-name="P54">&gt;&gt;&gt; help(jhta)</text:p>
      <text:p text:style-name="P55">&gt;&gt;&gt; help(jhta.behavioral_techniques)</text:p>
      <text:p text:style-name="P56">&gt;&gt;&gt; help(jhta.candlestick)</text:p>
      <text:p text:style-name="P57">&gt;&gt;&gt; help(jhta.cycle_indicators)</text:p>
      <text:p text:style-name="P58">&gt;&gt;&gt; help(jhta.data)</text:p>
      <text:p text:style-name="P59">&gt;&gt;&gt; help(jhta.event_driven)</text:p>
      <text:p text:style-name="P60">&gt;&gt;&gt; help(jhta.experimental)</text:p>
      <text:p text:style-name="P61">&gt;&gt;&gt; help(jhta.general)</text:p>
      <text:p text:style-name="P62">&gt;&gt;&gt; help(jhta.information)</text:p>
      <text:p text:style-name="P63">&gt;&gt;&gt; help(jhta.math_functions)</text:p>
      <text:p text:style-name="P64">&gt;&gt;&gt; help(jhta.momentum_indicators)</text:p>
      <text:p text:style-name="P65">&gt;&gt;&gt; help(jhta.overlap_studies)</text:p>
      <text:p text:style-name="P66">&gt;&gt;&gt; help(jhta.pattern_recognition)</text:p>
      <text:p text:style-name="P67">&gt;&gt;&gt; help(jhta.price_transform)</text:p>
      <text:p text:style-name="P68">&gt;&gt;&gt; help(jhta.statistic_functions)</text:p>
      <text:p text:style-name="P69">&gt;&gt;&gt; help(jhta.uncategorised)</text:p>
      <text:p text:style-name="P70">&gt;&gt;&gt; help(jhta.volatility_indicators)</text:p>
      <text:p text:style-name="P71">&gt;&gt;&gt; help(jhta.volume_indicators)</text:p>
      <text:p text:style-name="P72">&gt;&gt;&gt; quit()</text:p>
      <text:p text:style-name="Horizontal_20_Line"/>
      <text:h text:style-name="Heading_20_2" text:outline-level="2">Check Installation</text:h>
      <text:p text:style-name="P73">$ python3</text:p>
      <text:p text:style-name="P74">&gt;&gt;&gt; import jhtalib as jhta</text:p>
      <text:p text:style-name="P75">&gt;&gt;&gt; jhta.example()</text:p>
      <text:p text:style-name="First_20_paragraph">If not errors then installation is correct.</text:p>
      <text:p text:style-name="P76">&gt;&gt;&gt; quit()</text:p>
      <text:p text:style-name="Horizontal_20_Line"/>
      <text:h text:style-name="Heading_20_2" text:outline-level="2">Donation and Funding</text:h>
      <text:list text:style-name="L3">
        <text:list-item>
          <text:p text:style-name="P77"><text:a xlink:type="simple" xlink:href="https://github.com/joosthoeks/jhTAlib/stargazers" office:name=""><text:span text:style-name="Definition">https://github.com/joosthoeks/jhTAlib/stargazers</text:span></text:a></text:p>
        </text:list-item>
      </text:list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hTAlib</dc:title>
  </office:meta>
</office:document-meta>
</file>